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iberation_Serif_1.ttf" manifest:media-type="application/x-font-ttf"/>
  <manifest:file-entry manifest:full-path="Fonts/Font_Chlorinap_1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hlorinap" svg:font-family="Chlorinap">
      <svg:font-face-src>
        <svg:font-face-uri xlink:href="Fonts/Font_Chlorinap_1.ttf" xlink:type="simple" loext:font-style="normal" loext:font-weight="normal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fo:text-align="center" style:justify-single-word="false" style:page-number="auto"/>
      <style:text-properties fo:color="#ff0000" loext:opacity="100%" style:font-name="Chlorinap" fo:font-size="60pt" officeooo:rsid="0013e868" officeooo:paragraph-rsid="0013e868" fo:background-color="transparent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color="#ff0000" loext:opacity="100%" style:font-name="Chlorinap" fo:font-size="60pt" officeooo:rsid="0013e868" officeooo:paragraph-rsid="0013e868" fo:background-color="transparent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Chlorinap" fo:font-size="36pt" officeooo:rsid="0013e868" officeooo:paragraph-rsid="0013e868" fo:background-color="transparent" style:font-size-asian="36pt" style:font-size-complex="36pt"/>
    </style:style>
    <style:style style:name="P4" style:family="paragraph" style:parent-style-name="Standard">
      <style:text-properties style:font-name="Chlorinap" officeooo:rsid="0013e868" officeooo:paragraph-rsid="0013e868"/>
    </style:style>
    <style:style style:name="T1" style:family="text">
      <style:text-properties fo:color="#ff0000" loext:opacity="100%" fo:font-size="102pt" style:font-size-asian="102pt" style:font-size-complex="102pt"/>
    </style:style>
    <style:style style:name="T2" style:family="text">
      <style:text-properties fo:font-size="102pt" style:font-size-asian="102pt" style:font-size-complex="10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><text:span text:style-name="T1">+ 100 points</text:span><text:span text:style-name="T2"> </text:span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hlorinap" svg:font-family="Chlorinap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4T16:02:32.674701900</meta:creation-date>
    <meta:editing-cycles>1</meta:editing-cycles>
    <meta:editing-duration>PT2M23S</meta:editing-duration>
    <dc:date>2025-05-04T16:15:46.018749500</dc:date>
    <meta:document-statistic meta:table-count="0" meta:image-count="0" meta:object-count="0" meta:page-count="1" meta:paragraph-count="1" meta:word-count="3" meta:character-count="14" meta:non-whitespace-character-count="10"/>
    <meta:generator>LibreOffice/25.2.2.2$Windows_X86_64 LibreOffice_project/7370d4be9e3cf6031a51beef54ff3bda878e3fac</meta:generator>
  </office:meta>
</office:document-meta>
</file>